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73f7" officeooo:paragraph-rsid="000273f7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273f7" officeooo:paragraph-rsid="000273f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fo:font-weight="normal" officeooo:rsid="000273f7" officeooo:paragraph-rsid="000273f7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2pt" officeooo:rsid="000273f7" officeooo:paragraph-rsid="000273f7" style:font-size-asian="19.25pt" style:font-size-complex="22pt"/>
    </style:style>
    <style:style style:name="T1" style:family="text">
      <style:text-properties officeooo:rsid="000273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alisi sito</text:p>
      <text:p text:style-name="P2"/>
      <text:p text:style-name="P1">Sindico Carl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Content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 text:c="16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8:32:30.390927948</meta:creation-date>
    <dc:date>2016-05-16T18:39:31.425935875</dc:date>
    <meta:editing-duration>PT6M28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2" meta:paragraph-count="4" meta:word-count="5" meta:character-count="193" meta:non-whitespace-character-count="31"/>
  </office:meta>
</office:document-meta>
</file>